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20000000CC36FD8B646C922689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outline1">
      <style:graphic-properties fo:min-height="8.884cm"/>
      <style:paragraph-properties style:writing-mode="lr-tb"/>
    </style:style>
    <style:style style:name="pr4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alando sobre dados…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 que é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Conhecimento que se tem sobre algo</text:p>
              </text:list-item>
              <text:list-item>
                <text:p>Informação que identifica algo</text:p>
              </text:list-item>
              <text:list-item>
                <text:p>“Dados são o novo petróleo da era digital” (Neelie Kro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mazenament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Relational Database(MySQL, Oracle, PostgreSQL, H2)</text:p>
              </text:list-item>
              <text:list-item>
                <text:p>Object Storage (S3)</text:p>
              </text:list-item>
              <text:list-item>
                <text:p>NoSQL (MongoDB, Cassandra, Redis)</text:p>
              </text:list-item>
              <text:list-item>
                <text:p>Massive Parallel Processing (Hadoop, Teradata)</text:p>
              </text:list-item>
              <text:list-item>
                <text:p>File Sharing (NFS, CIFS)</text:p>
              </text:list-item>
              <text:list-item>
                <text:p>Cache (Varnish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rganiza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DW</text:p>
              </text:list-item>
              <text:list-item>
                <text:p>Lake</text:p>
              </text:list-item>
              <text:list-item>
                <text:p>Data Virtualization</text:p>
              </text:list-item>
              <text:list-item>
                <text:p>Data Catalo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egração e distribui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ETL</text:p>
              </text:list-item>
              <text:list-item>
                <text:p>Data as a Service</text:p>
              </text:list-item>
              <text:list-item>
                <text:p>Virtualization</text:p>
              </text:list-item>
              <text:list-item>
                <text:p>Data Masking e Obfuscation</text:p>
              </text:list-item>
              <text:list-item>
                <text:p>Dados Distribuídos</text:p>
              </text:list-item>
              <text:list-item>
                <text:p>Near Real Tim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o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achine Learning</text:p>
              </text:list-item>
              <text:list-item>
                <text:p>Armazenamento e Recuperação de Dados</text:p>
              </text:list-item>
              <text:list-item>
                <text:p>Custo de Dad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FORMA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Enquanto os dados podem ser meros números, fatos não processados, a informação é o que dá sentido ao que foi analisado. Os dados não são específicos, ao contrário da informação, que é um significado detalhado a partir do trabalho com elementos mais brut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36FD8B646C922689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4-07T13:12:02.765707804</meta:creation-date>
    <meta:editing-duration>PT5M43S</meta:editing-duration>
    <meta:editing-cycles>3</meta:editing-cycles>
    <meta:generator>LibreOffice/6.3.5.2$Linux_X86_64 LibreOffice_project/30$Build-2</meta:generator>
    <dc:title>Bright Blue</dc:title>
    <dc:date>2021-04-07T13:29:06.738842156</dc:date>
    <meta:document-statistic meta:object-count="49"/>
  </office:meta>
</office:document-meta>
</file>